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9.259cm"/>
    </style:style>
    <style:style style:name="co4" style:family="table-column">
      <style:table-column-properties fo:break-before="auto" style:column-width="2.76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f6f9d4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10d0c"/>
    </style:style>
    <style:style style:name="ce9" style:family="table-cell" style:parent-style-name="Default">
      <style:table-cell-properties fo:background-color="#ff860d"/>
    </style:style>
    <style:style style:name="ce10" style:family="table-cell" style:parent-style-name="Default">
      <style:table-cell-properties fo:background-color="#e6e905"/>
    </style:style>
    <style:style style:name="ce11" style:family="table-cell" style:parent-style-name="Default">
      <style:table-cell-properties fo:background-color="#ff4000"/>
    </style:style>
    <style:style style:name="ce12" style:family="table-cell" style:parent-style-name="Default">
      <style:table-cell-properties fo:background-color="#d4ea6b"/>
    </style:style>
    <style:style style:name="ce13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ea7500"/>
    </style:style>
    <style:style style:name="ce15" style:family="table-cell" style:parent-style-name="Default">
      <style:table-cell-properties fo:background-color="#2a6099"/>
    </style:style>
    <style:style style:name="ce1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Duree Estimee</text:p>
          </table:table-cell>
          <table:table-cell office:value-type="string" calcext:value-type="string">
            <text:p>Duree Restant</text:p>
          </table:table-cell>
          <table:table-cell office:value-type="string" calcext:value-type="string">
            <text:p>Duree Passee</text:p>
          </table:table-cell>
          <table:table-cell/>
          <table:table-cell office:value-type="string" calcext:value-type="string">
            <text:p>Progression</text:p>
          </table:table-cell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Adminstrateu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2]-[.G2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6" table:formula="of:=(SUM([.G2:.G87]))/(SUM([.E2:.E87]))" office:value-type="percentage" office:value="0.109785202863962" calcext:value-type="percentage">
            <text:p>10,98 %</text:p>
          </table:table-cell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istoriqueLoye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3]-[.G3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4]-[.G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5]-[.G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Photo_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6]-[.G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Habitation_Deffectueux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7]-[.G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8]-[.G8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9]-[.G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4" office:value-type="string" calcext:value-type="string">
            <text:p>Creation Table</text:p>
          </table:table-cell>
          <table:table-cell office:value-type="string" calcext:value-type="string">
            <text:p>Type_Habitation</text:p>
          </table:table-cell>
          <table:table-cell office:value-type="string" calcext:value-type="string">
            <text:p>Toavina</text:p>
          </table:table-cell>
          <table:table-cell office:value-type="float" office:value="4" calcext:value-type="float">
            <text:p>4</text:p>
          </table:table-cell>
          <table:table-cell table:formula="of:=[.E10]-[.G10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Adminstrateu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1]-[.G1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istoriqueLoye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2]-[.G1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3]-[.G1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4]-[.G1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Photo_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5]-[.G1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Habitation_Deffectueux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6]-[.G1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7]-[.G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8]-[.G1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5" office:value-type="string" calcext:value-type="string">
            <text:p>Insertion de Donnee De test</text:p>
          </table:table-cell>
          <table:table-cell office:value-type="string" calcext:value-type="string">
            <text:p>Type_Habitation</text:p>
          </table:table-cell>
          <table:table-cell office:value-type="string" calcext:value-type="string">
            <text:p>Toavina</text:p>
          </table:table-cell>
          <table:table-cell office:value-type="float" office:value="7" calcext:value-type="float">
            <text:p>7</text:p>
          </table:table-cell>
          <table:table-cell table:formula="of:=[.E19]-[.G1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Listes des habitations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0]-[.G2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Disponibilite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1]-[.G2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Toavina</text:p>
          </table:table-cell>
          <table:table-cell office:value-type="float" office:value="5" calcext:value-type="float">
            <text:p>5</text:p>
          </table:table-cell>
          <table:table-cell table:formula="of:=[.E22]-[.G2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Evolution du nombre d’habitant occupe par jour</text:p>
          </table:table-cell>
          <table:table-cell office:value-type="string" calcext:value-type="string">
            <text:p>Toavina</text:p>
          </table:table-cell>
          <table:table-cell office:value-type="float" office:value="20" calcext:value-type="float">
            <text:p>20</text:p>
          </table:table-cell>
          <table:table-cell table:formula="of:=[.E23]-[.G2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6" office:value-type="string" calcext:value-type="string">
            <text:p>Fonctionnalitees</text:p>
          </table:table-cell>
          <table:table-cell office:value-type="string" calcext:value-type="string">
            <text:p>Evolution loyer d’habitant </text:p>
          </table:table-cell>
          <table:table-cell office:value-type="string" calcext:value-type="string">
            <text:p>Toavina</text:p>
          </table:table-cell>
          <table:table-cell office:value-type="float" office:value="20" calcext:value-type="float">
            <text:p>20</text:p>
          </table:table-cell>
          <table:table-cell table:formula="of:=[.E24]-[.G2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7" office:value-type="string" calcext:value-type="string">
            <text:p>Mise en place PDO</text:p>
          </table:table-cell>
          <table:table-cell office:value-type="string" calcext:value-type="string">
            <text:p>Creation utilisateur SQL agence_frontoffice_service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25]-[.G2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QL</text:p>
          </table:table-cell>
          <table:table-cell table:style-name="ce7" office:value-type="string" calcext:value-type="string">
            <text:p>Mise en place PDO</text:p>
          </table:table-cell>
          <table:table-cell office:value-type="string" calcext:value-type="string">
            <text:p>Creation utilisateur SQL agence_backoffice_service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26]-[.G2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8" office:value-type="string" calcext:value-type="string">
            <text:p>BackOffic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7]-[.G2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8" office:value-type="string" calcext:value-type="string">
            <text:p>BackOffice</text:p>
          </table:table-cell>
          <table:table-cell office:value-type="string" calcext:value-type="string">
            <text:p>Traitement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8]-[.G2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29]-[.G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0]-[.G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Acceuil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1]-[.G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Caracteristique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2]-[.G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ception Design</text:p>
          </table:table-cell>
          <table:table-cell table:style-name="ce9" office:value-type="string" calcext:value-type="string">
            <text:p>FrontOffice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Irchad</text:p>
          </table:table-cell>
          <table:table-cell office:value-type="float" office:value="10" calcext:value-type="float">
            <text:p>10</text:p>
          </table:table-cell>
          <table:table-cell table:formula="of:=[.E33]-[.G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0" office:value-type="string" calcext:value-type="string">
            <text:p>Mise en place PDO</text:p>
          </table:table-cell>
          <table:table-cell office:value-type="string" calcext:value-type="string">
            <text:p>Class SQL_Client_Connect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4]-[.G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0" office:value-type="string" calcext:value-type="string">
            <text:p>Mise en place PDO</text:p>
          </table:table-cell>
          <table:table-cell office:value-type="string" calcext:value-type="string">
            <text:p>Class SQL_Admin_Connect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5]-[.G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36]-[.G3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7]-[.G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static Logi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8]-[.G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Inscriptions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39]-[.G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1" office:value-type="string" calcext:value-type="string">
            <text:p>Classe : Administrateur</text:p>
          </table:table-cell>
          <table:table-cell office:value-type="string" calcext:value-type="string">
            <text:p>Methode : isValid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0]-[.G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1]-[.G4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15" calcext:value-type="float">
            <text:p>15</text:p>
          </table:table-cell>
          <table:table-cell table:formula="of:=[.E42]-[.G4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Logi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3]-[.G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Inscriptions</text:p>
          </table:table-cell>
          <table:table-cell office:value-type="string" calcext:value-type="string">
            <text:p>Tony</text:p>
          </table:table-cell>
          <table:table-cell office:value-type="float" office:value="15" calcext:value-type="float">
            <text:p>15</text:p>
          </table:table-cell>
          <table:table-cell table:formula="of:=[.E44]-[.G4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2" office:value-type="string" calcext:value-type="string">
            <text:p>Classe : Client</text:p>
          </table:table-cell>
          <table:table-cell office:value-type="string" calcext:value-type="string">
            <text:p>Methode : getReservations()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45]-[.G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6]-[.G4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7]-[.G47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3" office:value-type="string" calcext:value-type="string">
            <text:p>Classe : Habitations</text:p>
          </table:table-cell>
          <table:table-cell office:value-type="string" calcext:value-type="string">
            <text:p>Methode : getLis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8]-[.G48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49]-[.G49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Methode 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0]-[.G50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4" office:value-type="string" calcext:value-type="string">
            <text:p>Classe : TypeHabitation</text:p>
          </table:table-cell>
          <table:table-cell office:value-type="string" calcext:value-type="string">
            <text:p>Methode : getAll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1]-[.G51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2]-[.G52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3]-[.G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5" office:value-type="string" calcext:value-type="string">
            <text:p>Classe : PhotoHabit</text:p>
          </table:table-cell>
          <table:table-cell office:value-type="string" calcext:value-type="string">
            <text:p>Methode : getByHabitation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4]-[.G5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5]-[.G5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Methode : getByID</text:p>
          </table:table-cell>
          <table:table-cell office:value-type="string" calcext:value-type="string">
            <text:p>Tony</text:p>
          </table:table-cell>
          <table:table-cell office:value-type="float" office:value="5" calcext:value-type="float">
            <text:p>5</text:p>
          </table:table-cell>
          <table:table-cell table:formula="of:=[.E56]-[.G5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HP Utils</text:p>
          </table:table-cell>
          <table:table-cell table:style-name="ce15" office:value-type="string" calcext:value-type="string">
            <text:p>Classe : Reservation</text:p>
          </table:table-cell>
          <table:table-cell office:value-type="string" calcext:value-type="string">
            <text:p>Methode : createReservation</text:p>
          </table:table-cell>
          <table:table-cell office:value-type="string" calcext:value-type="string">
            <text:p>Tony</text:p>
          </table:table-cell>
          <table:table-cell office:value-type="float" office:value="10" calcext:value-type="float">
            <text:p>10</text:p>
          </table:table-cell>
          <table:table-cell table:formula="of:=[.E57]-[.G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ant HTML</text:p>
          </table:table-cell>
          <table:table-cell table:number-columns-repeated="4"/>
          <table:table-cell table:formula="of:=[.E58]-[.G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59]-[.G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0]-[.G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1]-[.G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2]-[.G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3]-[.G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4]-[.G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5]-[.G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6]-[.G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7]-[.G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8]-[.G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69]-[.G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0]-[.G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1]-[.G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2]-[.G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3]-[.G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4]-[.G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5]-[.G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6]-[.G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7]-[.G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8]-[.G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79]-[.G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80]-[.G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81]-[.G81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20:47:23.592546391</meta:creation-date>
    <dc:date>2022-12-15T23:27:36.589941771</dc:date>
    <meta:editing-duration>PT1H10M37S</meta:editing-duration>
    <meta:editing-cycles>6</meta:editing-cycles>
    <meta:generator>LibreOffice/7.3.6.2$Linux_X86_64 LibreOffice_project/30$Build-2</meta:generator>
    <meta:document-statistic meta:table-count="1" meta:cell-count="401" meta:object-count="0"/>
  </office:meta>
</office:document-meta>
</file>